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Extended" svg:font-family="'Lato Extended', Lato,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ite a 300-500 word reflection about your experience with this module. <text:s/>Some things you may want to address include:</text:p>
      <text:p text:style-name="Standard"/>
      <text:p text:style-name="Standard">What did you discover in this module?</text:p>
      <text:p text:style-name="Standard"/>
      <text:p text:style-name="Standard">What was easy about this module?</text:p>
      <text:p text:style-name="Standard"/>
      <text:p text:style-name="Standard">What was hard about this module?</text:p>
      <text:p text:style-name="Standard">How did you overcome challenges?</text:p>
      <text:p text:style-name="Standard">What would you do differently if you were to restart this module?</text:p>
      <text:p text:style-name="Standard"/>
      <text:p text:style-name="Standard">Did you study by yourself/with a study buddy/with a tutor?</text:p>
      <text:p text:style-name="Standard">How did this work out for you?</text:p>
      <text:p text:style-name="Standard"/>
      <text:p text:style-name="Standard">What other questions do you have about this module?</text:p>
      <text:p text:style-name="Standard"/>
      <text:p text:style-name="Standard">Did you have a plan for studying?</text:p>
      <text:p text:style-name="Standard">What changes to your study habits can help you?</text:p>
      <text:p text:style-name="Standard"/>
      <text:p text:style-name="Standard"/>
      <text:p text:style-name="Standard">Overall, I found this module to be more challenging than M1, but not in a technical way. Overall, this module required me to cover more material for my presentation, look up more things, and write more code than module one, however most the the increased difficulty came from an increase in busywork. One part that I found to be difficult was keeping in mind that arrays in Java are references, and assigning an array to another array variable will make them share the same data addresses. When I wrote the M2 challenge code, applying this information to be consistent with the tests specified took the most time (other than writing the comments of course).</text:p>
      <text:p text:style-name="Standard">Talking about comments, I think I'm getting used to what this course expects from me in terms of code readability. I felt that writing comments this time around was much easier, and I didn't have to keep running to my peers to critique my comments every other method. Hopefully it gets even easier in the future.</text:p>
      <text:p text:style-name="Standard">If I were to restart this module, I don't think I would do much differently. Yes, I could absolutely have spent a little more time getting used to algorithm translation before jumping into the coding challenge, but the time I would have saved would likely be equal to the time I would have spent studying. Overall, I stand by my efforts this module. I feel that I spent an appropriate amount of time studying whenever I had the chance, especially given that it was a busy weekend for me, and I look forwards to working on the next module with UML dia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Extended" svg:font-family="'Lato Extended', Lato,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a Steiner</meta:initial-creator>
    <meta:creation-date>2022-02-14T20:54:35.04</meta:creation-date>
    <meta:document-statistic meta:table-count="0" meta:image-count="0" meta:object-count="0" meta:page-count="1" meta:paragraph-count="14" meta:word-count="369" meta:character-count="2059"/>
    <dc:date>2022-02-14T22:42:29.18</dc:date>
    <dc:creator>Alexandra Steiner</dc:creator>
    <meta:editing-duration>PT2M33S</meta:editing-duration>
    <meta:editing-cycles>1</meta:editing-cycles>
    <meta:generator>OpenOffice/4.1.8$Win32 OpenOffice.org_project/418m3$Build-9803</meta:generator>
  </office:meta>
</office:document-meta>
</file>